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90000055C043FDBF9A0C372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351cm" svg:y="0.18cm" svg:width="16.441cm" svg:height="25.012cm" draw:z-index="0"><draw:image xlink:href="Pictures/10000000000002290000055C043FDBF9A0C372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8:26:09.328000000</meta:creation-date>
    <dc:date>2024-05-21T10:26:39.075000000</dc:date>
    <meta:editing-duration>PT1M57S</meta:editing-duration>
    <meta:editing-cycles>3</meta:editing-cycles>
    <meta:generator>LibreOffice/7.6.3.2$Windows_X86_64 LibreOffice_project/29d686fea9f6705b262d369fede658f824154cc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